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PERROS gilles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DOMAS stephane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SALOMON michel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http://loginpaw.pythonanywhere.com/" xlink:type="simple">http://loginpaw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20:20:14.005878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3-05-05T20:22:07.952558786</dc:date>
    <meta:editing-duration>PT7M55S</meta:editing-duration>
    <meta:editing-cycles>4</meta:editing-cycles>
    <meta:generator>LibreOffice/7.0.4.2$Linux_X86_64 LibreOffice_project/00$Build-2</meta:generator>
    <meta:document-statistic meta:table-count="1" meta:cell-count="18" meta:object-count="0"/>
  </office:meta>
</office:document-meta>
</file>